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my waste of paper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User</meta:initial-creator>
    <meta:creation-date>2014-09-05T09:15:14.62</meta:creation-date>
    <dc:date>2014-09-05T09:15:52.02</dc:date>
    <dc:creator>User User</dc:creator>
    <meta:editing-duration>PT38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1" meta:word-count="7" meta:character-count="31"/>
  </office:meta>
</office:document-meta>
</file>